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f057f" officeooo:paragraph-rsid="001f057f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62c68" officeooo:paragraph-rsid="00262c68"/>
    </style:style>
    <style:style style:name="P9" style:family="paragraph" style:parent-style-name="Heading_20_2">
      <style:text-properties officeooo:rsid="001f057f" officeooo:paragraph-rsid="001f057f"/>
    </style:style>
    <style:style style:name="P10" style:family="paragraph" style:parent-style-name="SUSE-extra_5f_spacing" style:list-style-name="L1"/>
    <style:style style:name="P11" style:family="paragraph" style:parent-style-name="SUSE-extra_5f_spacing" style:list-style-name="L1">
      <style:text-properties officeooo:paragraph-rsid="001fc028"/>
    </style:style>
    <style:style style:name="P12" style:family="paragraph" style:parent-style-name="SUSE-extra_5f_spacing" style:list-style-name="L1">
      <style:text-properties officeooo:paragraph-rsid="00200c6d"/>
    </style:style>
    <style:style style:name="P13" style:family="paragraph" style:parent-style-name="Standard" style:list-style-name="L1">
      <style:text-properties officeooo:paragraph-rsid="0022ee0f"/>
    </style:style>
    <style:style style:name="P14" style:family="paragraph" style:parent-style-name="Standard" style:list-style-name="L1">
      <style:text-properties officeooo:paragraph-rsid="00200c6d"/>
    </style:style>
    <style:style style:name="P15" style:family="paragraph" style:parent-style-name="Standard" style:list-style-name="L1">
      <style:text-properties officeooo:paragraph-rsid="00267987"/>
    </style:style>
    <style:style style:name="P16" style:family="paragraph" style:parent-style-name="Standard" style:list-style-name="L1">
      <style:text-properties officeooo:rsid="001fc028" officeooo:paragraph-rsid="001fc028"/>
    </style:style>
    <style:style style:name="P17" style:family="paragraph" style:parent-style-name="Standard" style:list-style-name="L1">
      <style:text-properties officeooo:rsid="001fc028" officeooo:paragraph-rsid="00200c6d"/>
    </style:style>
    <style:style style:name="P18" style:family="paragraph" style:parent-style-name="Standard" style:list-style-name="L1">
      <style:text-properties officeooo:rsid="001fc028" officeooo:paragraph-rsid="00267987"/>
    </style:style>
    <style:style style:name="P19" style:family="paragraph" style:parent-style-name="Standard" style:list-style-name="L1">
      <style:text-properties officeooo:rsid="00250cf7" officeooo:paragraph-rsid="001fc028"/>
    </style:style>
    <style:style style:name="P20" style:family="paragraph" style:parent-style-name="Standard" style:list-style-name="L1">
      <style:text-properties officeooo:rsid="00250cf7" officeooo:paragraph-rsid="00200c6d"/>
    </style:style>
    <style:style style:name="P21" style:family="paragraph" style:parent-style-name="Standard" style:list-style-name="L1">
      <style:text-properties officeooo:rsid="00250cf7" officeooo:paragraph-rsid="00267987"/>
    </style:style>
    <style:style style:name="P22" style:family="paragraph" style:parent-style-name="Standard" style:list-style-name="L1">
      <style:text-properties officeooo:rsid="0025e60a" officeooo:paragraph-rsid="001fc028"/>
    </style:style>
    <style:style style:name="P23" style:family="paragraph" style:parent-style-name="Standard" style:list-style-name="L1">
      <style:text-properties officeooo:rsid="0025e60a" officeooo:paragraph-rsid="00200c6d"/>
    </style:style>
    <style:style style:name="P24" style:family="paragraph" style:parent-style-name="Standard" style:list-style-name="L1">
      <style:text-properties officeooo:rsid="0028ac08" officeooo:paragraph-rsid="001fc028"/>
    </style:style>
    <style:style style:name="P25" style:family="paragraph" style:parent-style-name="Standard" style:list-style-name="L1">
      <style:text-properties officeooo:rsid="0028ac08" officeooo:paragraph-rsid="00200c6d"/>
    </style:style>
    <style:style style:name="P26" style:family="paragraph" style:parent-style-name="Standard" style:list-style-name="L1">
      <style:text-properties officeooo:rsid="00200c6d" officeooo:paragraph-rsid="00200c6d"/>
    </style:style>
    <style:style style:name="P27" style:family="paragraph" style:parent-style-name="Standard" style:list-style-name="L1">
      <style:text-properties officeooo:rsid="00200c6d" officeooo:paragraph-rsid="002c39a0"/>
    </style:style>
    <style:style style:name="P28" style:family="paragraph" style:parent-style-name="Standard" style:list-style-name="L1">
      <style:text-properties officeooo:rsid="00218584" officeooo:paragraph-rsid="00218584"/>
    </style:style>
    <style:style style:name="P29" style:family="paragraph" style:parent-style-name="Standard" style:list-style-name="L1">
      <style:text-properties officeooo:rsid="00267987" officeooo:paragraph-rsid="00267987"/>
    </style:style>
    <style:style style:name="P30" style:family="paragraph" style:parent-style-name="Heading_20_3">
      <style:text-properties officeooo:paragraph-rsid="00200c6d"/>
    </style:style>
    <style:style style:name="T1" style:family="text">
      <style:text-properties officeooo:rsid="00035f35"/>
    </style:style>
    <style:style style:name="T2" style:family="text">
      <style:text-properties officeooo:rsid="001f057f"/>
    </style:style>
    <style:style style:name="T3" style:family="text">
      <style:text-properties officeooo:rsid="001fc028"/>
    </style:style>
    <style:style style:name="T4" style:family="text">
      <style:text-properties officeooo:rsid="00250cf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c028" style:font-weight-asian="bold" style:font-weight-complex="bold"/>
    </style:style>
    <style:style style:name="T7" style:family="text">
      <style:text-properties officeooo:rsid="00218584"/>
    </style:style>
    <style:style style:name="T8" style:family="text">
      <style:text-properties officeooo:rsid="00224b6a"/>
    </style:style>
    <style:style style:name="T9" style:family="text">
      <style:text-properties officeooo:rsid="00267987"/>
    </style:style>
    <style:style style:name="T10" style:family="text">
      <style:text-properties officeooo:rsid="002a24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9" text:outline-level="2">Configure Master and Worker VMs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7">In this section, you will change the IP addresses on the Master and Worker VMs to be unique.</text:p>
          </table:table-cell>
        </table:table-row>
      </table:table>
      <text:p text:style-name="P1"/>
      <text:h text:style-name="Heading_20_3" text:outline-level="3"><text:span text:style-name="T1">Task</text:span> 1: <text:span text:style-name="T2">Configure the Kubic-Master VM</text:span></text:h>
      <text:list xml:id="list3204614123" text:style-name="L1">
        <text:list-item>
          <text:p text:style-name="P13"><text:span text:style-name="T3">From the main Virtualbox screen, choose the </text:span><text:span text:style-name="T6">Kubic-Master</text:span><text:span text:style-name="T3"> VM and click on the down arrow next to the start icon. Click on </text:span><text:span text:style-name="SUSE-emphasis.light"><text:span text:style-name="T3">Detachable Start</text:span></text:span></text:p>
        </text:list-item>
        <text:list-item>
          <text:p text:style-name="P16">L<text:span text:style-name="T4">og into the command line:</text:span></text:p>
          <text:p text:style-name="P19"><text:span text:style-name="SUSE-emphasis.light">Userid</text:span>: <text:span text:style-name="T5">root</text:span></text:p>
          <text:p text:style-name="P19"><text:span text:style-name="SUSE-emphasis.light">Password</text:span>: <text:span text:style-name="T5">[your root password]</text:span></text:p>
        </text:list-item>
        <text:list-item>
          <text:p text:style-name="P22">Start the curses version of yast to configure networking</text:p>
          <text:p text:style-name="P11"><text:span text:style-name="SUSE-command">yast2 lan</text:span></text:p>
        </text:list-item>
        <text:list-item>
          <text:p text:style-name="P24">Use the <text:span text:style-name="T5">F4</text:span> key on your keyboard to edit</text:p>
        </text:list-item>
        <text:list-item>
          <text:p text:style-name="P26">Use the <text:span text:style-name="T5">tab</text:span> key to navigate around the screen</text:p>
        </text:list-item>
        <text:list-item>
          <text:p text:style-name="P26">Change the IP address to <text:span text:style-name="T5">10.0.2.11</text:span></text:p>
        </text:list-item>
        <text:list-item>
          <text:p text:style-name="P27">Change the <text:span text:style-name="SUSE-emphasis.light">Hostname</text:span> to <text:span text:style-name="T5">kubic-master</text:span></text:p>
        </text:list-item>
        <text:list-item>
          <text:p text:style-name="P26">Use the <text:span text:style-name="T5">F10</text:span> key to go the next screen</text:p>
        </text:list-item>
        <text:list-item>
          <text:p text:style-name="P26">User the <text:span text:style-name="T5">alt s </text:span>keys to go to the <text:span text:style-name="SUSE-emphasis.light">Hostname/DNS </text:span>screen</text:p>
        </text:list-item>
        <text:list-item>
          <text:p text:style-name="P26">Change the <text:span text:style-name="SUSE-emphasis.light">Hostname</text:span> to <text:span text:style-name="T5">kubic-master</text:span></text:p>
        </text:list-item>
        <text:list-item>
          <text:p text:style-name="P26">Use the <text:span text:style-name="T5">F10</text:span> key to finish:</text:p>
        </text:list-item>
      </text:list>
      <text:p text:style-name="P1"/>
      <text:h text:style-name="P30" text:outline-level="3"><text:span text:style-name="T1">Task</text:span> <text:span text:style-name="T7">2</text:span>: <text:span text:style-name="T2">Configure the Kubic-Worker1 VM</text:span></text:h>
      <text:list xml:id="list182705475580959" text:continue-list="list3204614123" text:style-name="L1">
        <text:list-item text:start-value="1">
          <text:p text:style-name="P14"><text:span text:style-name="T3">From the main Virtualbox screen, choose the </text:span><text:span text:style-name="T6">Kubic-Worker1</text:span><text:span text:style-name="T3"> VM and click on the down arrow next to the start icon. Click on </text:span><text:span text:style-name="SUSE-emphasis.light"><text:span text:style-name="T3">Detachable Start</text:span></text:span></text:p>
        </text:list-item>
        <text:list-item>
          <text:p text:style-name="P17">L<text:span text:style-name="T4">og into the command line:</text:span></text:p>
          <text:p text:style-name="P20"><text:span text:style-name="SUSE-emphasis.light">Userid</text:span>: <text:span text:style-name="T5">root</text:span></text:p>
          <text:p text:style-name="P20"><text:span text:style-name="SUSE-emphasis.light">Password</text:span>: <text:span text:style-name="T5">[your root password]</text:span></text:p>
        </text:list-item>
        <text:list-item>
          <text:p text:style-name="P23">Start the curses version of yast to configure networking</text:p>
          <text:p text:style-name="P12"><text:span text:style-name="SUSE-command">yast2 lan</text:span></text:p>
        </text:list-item>
        <text:list-item>
          <text:p text:style-name="P25"><text:soft-page-break/>Use the <text:span text:style-name="T5">F4</text:span> key on your keyboard to edit</text:p>
        </text:list-item>
        <text:list-item>
          <text:p text:style-name="P26">Use the <text:span text:style-name="T5">tab</text:span> key to navigate around the screen</text:p>
        </text:list-item>
        <text:list-item>
          <text:p text:style-name="P26">Change the IP address to <text:span text:style-name="T5">10.0.2.12</text:span></text:p>
        </text:list-item>
        <text:list-item>
          <text:p text:style-name="P27">Change the <text:span text:style-name="SUSE-emphasis.light">Hostname</text:span> to <text:span text:style-name="T5">kubic-worker1</text:span></text:p>
        </text:list-item>
        <text:list-item>
          <text:p text:style-name="P26">Use the <text:span text:style-name="T5">F10</text:span> key to go the next screen</text:p>
        </text:list-item>
        <text:list-item>
          <text:p text:style-name="P26">User the <text:span text:style-name="T5">alt s </text:span>keys to go to the <text:span text:style-name="SUSE-emphasis.light">Hostname/DNS </text:span>screen</text:p>
        </text:list-item>
        <text:list-item>
          <text:p text:style-name="P26">Change the <text:span text:style-name="SUSE-emphasis.light">Hostname</text:span> to <text:span text:style-name="T5">kubic-worker1</text:span></text:p>
        </text:list-item>
        <text:list-item>
          <text:p text:style-name="P26">Use the <text:span text:style-name="T5">F10</text:span> key to finish</text:p>
          <text:p text:style-name="P28"/>
          <text:p text:style-name="P28">Repeat Task 2 for each worker node. Add 1 to the IP address and hostname for each node that you configure using the pattern in this section.</text:p>
          <text:p text:style-name="P28"><text:line-break/><text:span text:style-name="T8">All nodes should be able to ping </text:span><text:span text:style-name="SUSE-filename"><text:span text:style-name="T8">10.0.2.2</text:span></text:span><text:span text:style-name="T8">, each other, and an internet website.</text:span></text:p>
        </text:list-item>
      </text:list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8">In this section you changed the IP addresses on each node to be unique so they are ready to create a Kubernetes cluster</text:p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3-27T18:27:04.604162793</dc:date>
    <meta:editing-duration>PT59M1S</meta:editing-duration>
    <meta:editing-cycles>49</meta:editing-cycles>
    <meta:generator>LibreOffice/6.1.3.2$Linux_X86_64 LibreOffice_project/10$Build-2</meta:generator>
    <meta:document-statistic meta:table-count="3" meta:image-count="0" meta:object-count="0" meta:page-count="3" meta:paragraph-count="39" meta:word-count="339" meta:character-count="1771" meta:non-whitespace-character-count="1492"/>
  </office:meta>
</office:document-meta>
</file>